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</office:automatic-styles>
  <office:body>
    <office:text>
      <text:section text:name="header">
        <text:p text:style-name="Text_20_body"> </text:p>
        <text:h text:style-name="Heading_20_1" text:outline-level="1">AsciiDoc Article Title</text:h>
      </text:section>
      <text:section text:name="content">
        <text:p text:style-name="First_20_paragraph"> </text:p>
        <text:h text:style-name="Heading_20_2" text:outline-level="2">First level heading</text:h>
        <text:p text:style-name="First_20_paragraph">This is a paragraph with a <text:span text:style-name="T1">bold</text:span> word and an <text:span text:style-name="T2">italicized</text:span> word.</text:p>
        <text:h text:style-name="Heading_20_3" text:outline-level="3">Second level heading</text:h>
        <text:p text:style-name="First_20_paragraph">Unordered list title</text:p>
        <text:list text:style-name="L1">
          <text:list-item>
            <text:p text:style-name="First_20_paragraph">list item 1</text:p>
            <text:list text:style-name="L2">
              <text:list-item>
                <text:p text:style-name="First_20_paragraph">nested list item</text:p>
                <text:list text:style-name="L3">
                  <text:list-item>
                    <text:p text:style-name="First_20_paragraph">nested nested list item 1</text:p>
                  </text:list-item>
                  <text:list-item>
                    <text:p text:style-name="Text_20_body">nested nested list item 2</text:p>
                  </text:list-item>
                </text:list>
              </text:list-item>
            </text:list>
          </text:list-item>
          <text:list-item>
            <text:p text:style-name="Text_20_body">list item 2</text:p>
          </text:list-item>
        </text:list>
        <text:p text:style-name="Text_20_body">This is a paragraph.</text:p>
        <text:p text:style-name="Text_20_body">Example 1. Example block title</text:p>
        <text:p text:style-name="Text_20_body">Content in an example block is subject to normal substitutions.</text:p>
        <text:p text:style-name="Text_20_body">Sidebar title</text:p>
        <text:p text:style-name="Text_20_body">Sidebars contain aside text and are subject to normal substitutions.</text:p>
        <text:h text:style-name="Heading_20_4" text:outline-level="4">Third level heading</text:h>
        <text:h text:style-name="Heading_20_5" text:outline-level="5">Fourth level heading</text:h>
        <text:h text:style-name="Heading_20_6" text:outline-level="6">Fifth level heading</text:h>
        <text:h text:style-name="Heading_20_2" text:outline-level="2">First level heading</text:h>
        <text:h text:style-name="Heading_20_2" text:outline-level="2">First level heading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/>
    <dc:description/>
    <dc:subject/>
    <meta:keyword/>
    <meta:initial-creator/>
    <dc:creator/>
    <meta:creation-date>2021-06-09T20:20:24Z</meta:creation-date>
    <dc:date>2021-06-09T20:20:24Z</dc:date>
    <meta:user-defined meta:name="pagetitle" meta:value-type="string">AsciiDoc Article Title</meta:user-defined>
  </office:meta>
</office:document-meta>
</file>